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ebdings" svg:font-family="Web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font-name="Webdings" style:font-name-asian="Webdings" style:font-name-complex="Webdings"/>
    </style:style>
    <style:style style:name="T2" style:family="text">
      <style:text-properties style:font-name="Times New Roman" style:font-name-asian="DejaVu Sans" style:font-name-complex="DejaVu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ible Page Inspection Check List</text:h>
      <text:p text:style-name="Standard"/>
      <text:h text:style-name="Heading_20_2" text:outline-level="2">Header</text:h>
      <text:p text:style-name="Standard"><text:span text:style-name="T1"></text:span><text:span text:style-name="T2"> </text:span>Odd Page <text:tab/>Left<text:tab/><text:tab/>Center<text:tab/><text:tab/>Right</text:p>
      <text:p text:style-name="Standard"><text:span text:style-name="T1"></text:span><text:span text:style-name="T2"> </text:span>Even Page<text:tab/>Left<text:tab/><text:tab/>Center<text:tab/><text:tab/>Right</text:p>
      <text:p text:style-name="Standard"/>
      <text:h text:style-name="Heading_20_2" text:outline-level="2">Body</text:h>
      <text:p text:style-name="Standard"><text:span text:style-name="T1"></text:span><text:span text:style-name="T2"> </text:span>Verse numbers – bridges, count, etc.</text:p>
      <text:p text:style-name="Standard"><text:span text:style-name="T1"></text:span><text:span text:style-name="T2"> </text:span>Chapter numbers</text:p>
      <text:p text:style-name="Standard"><text:span text:style-name="T1"></text:span><text:span text:style-name="T2"> </text:span>Section heads – spacing/breaking/col. top alignment</text:p>
      <text:p text:style-name="Standard"><text:span text:style-name="T1"></text:span><text:span text:style-name="T2"> </text:span>References – spacing/breaking</text:p>
      <text:p text:style-name="Standard"><text:span text:style-name="T1"></text:span><text:span text:style-name="T2"> Gutter line – top/bottom alignment</text:span></text:p>
      <text:p text:style-name="Standard"/>
      <text:h text:style-name="Heading_20_2" text:outline-level="2">Footnotes</text:h>
      <text:p text:style-name="Standard"><text:span text:style-name="T1"></text:span><text:span text:style-name="T2"> Caller order</text:span></text:p>
      <text:p text:style-name="Standard"><text:span text:style-name="T1"></text:span><text:span text:style-name="T2"> References</text:span></text:p>
      <text:p text:style-name="Standard"><text:span text:style-name="T1"></text:span><text:span text:style-name="T2"> Line breaking</text:span></text:p>
      <text:p text:style-name="Standard"><text:span text:style-name="T1"></text:span><text:span text:style-name="T2"> Breaks in notes</text:span></text:p>
      <text:h text:style-name="Heading_20_2" text:outline-level="2">Footer</text:h>
      <text:p text:style-name="Standard"><text:span text:style-name="T1"></text:span><text:span text:style-name="T2"> </text:span>Odd Page <text:tab/>Left<text:tab/><text:tab/>Center<text:tab/><text:tab/>Right</text:p>
      <text:p text:style-name="Standard"><text:span text:style-name="T1"></text:span><text:span text:style-name="T2"> </text:span>Even Page<text:tab/>Left<text:tab/><text:tab/>Center<text:tab/><text:tab/>Righ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ebdings" svg:font-family="Web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ennis Drescher</meta:initial-creator>
    <meta:creation-date>2009-02-17T09:39:19</meta:creation-date>
    <dc:creator>Dennis Drescher</dc:creator>
    <dc:date>2009-02-17T09:52:18</dc:date>
    <meta:editing-cycles>1</meta:editing-cycles>
    <meta:editing-duration>PT12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59" meta:character-count="414"/>
  </office:meta>
</office:document-meta>
</file>